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62cm"/>
    </style:style>
    <style:style style:name="co2" style:family="table-column">
      <style:table-column-properties fo:break-before="auto" style:column-width="3.572cm"/>
    </style:style>
    <style:style style:name="co3" style:family="table-column">
      <style:table-column-properties fo:break-before="auto" style:column-width="3.235cm"/>
    </style:style>
    <style:style style:name="co4" style:family="table-column">
      <style:table-column-properties fo:break-before="auto" style:column-width="1.632cm"/>
    </style:style>
    <style:style style:name="co5" style:family="table-column">
      <style:table-column-properties fo:break-before="auto" style:column-width="3.699cm"/>
    </style:style>
    <style:style style:name="co6" style:family="table-column">
      <style:table-column-properties fo:break-before="auto" style:column-width="7.273cm"/>
    </style:style>
    <style:style style:name="co7" style:family="table-column">
      <style:table-column-properties fo:break-before="auto" style:column-width="0.663cm"/>
    </style:style>
    <style:style style:name="co8" style:family="table-column">
      <style:table-column-properties fo:break-before="auto" style:column-width="0.944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8.146cm"/>
    </style:style>
    <style:style style:name="co11" style:family="table-column">
      <style:table-column-properties fo:break-before="auto" style:column-width="6.86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7" style:family="table-cell" style:parent-style-name="Default">
      <style:text-properties style:font-name="DejaVu Sans Mono" fo:font-size="7pt" style:font-size-asian="7pt" style:font-size-complex="7pt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rotation-align="none"/>
      <style:text-properties style:font-name="DejaVu Sans Mono" fo:font-size="7pt" style:font-size-asian="7pt" style:font-size-complex="7pt"/>
    </style:style>
    <style:style style:name="ce1" style:family="table-cell" style:parent-style-name="Default">
      <style:text-properties style:font-name="DejaVu Sans Mono" fo:font-size="7pt" style:font-size-asian="7pt" style:font-size-complex="7pt"/>
    </style:style>
    <style:style style:name="ce14" style:family="table-cell" style:parent-style-name="Default">
      <style:table-cell-properties fo:wrap-option="no-wrap" style:shrink-to-fit="false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  <style:style style:name="ce4" style:family="table-cell" style:parent-style-name="Default">
      <style:text-properties style:text-outline="false" style:text-line-through-style="none" style:text-line-through-type="none" style:font-name="DejaVu Sans Mon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 Mono" fo:font-size="7pt" style:font-name-asian="Droid Sans Fallback" style:font-size-asian="7pt" style:font-name-complex="Calibri" style:font-size-complex="7pt"/>
    </style:style>
    <style:style style:name="ce6" style:family="table-cell" style:parent-style-name="Default" style:data-style-name="N100">
      <style:table-cell-properties style:rotation-align="none"/>
      <style:text-properties style:font-name="DejaVu Sans Mono" fo:font-size="7pt" style:font-name-asian="Droid Sans Fallback" style:font-size-asian="7pt" style:font-name-complex="Calibri" style:font-size-complex="7pt"/>
    </style:style>
    <style:style style:name="ce25" style:family="table-cell" style:parent-style-name="Default" style:data-style-name="N100">
      <style:table-cell-properties style:rotation-align="none"/>
    </style:style>
    <style:style style:name="ce7" style:family="table-cell" style:parent-style-name="Default">
      <style:text-properties style:font-name="DejaVu Sans Mono" fo:font-size="7pt" fo:language="en" fo:country="US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DejaVu Sans Mono" fo:font-size="7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ext-properties style:font-name="DejaVu Sans Mono" fo:font-size="7pt" style:font-size-asian="7pt" style:font-size-complex="7pt"/>
    </style:style>
    <style:style style:name="ce10" style:family="table-cell" style:parent-style-name="Default">
      <style:text-properties style:text-outline="false" style:text-line-through-style="none" style:text-line-through-type="none" style:font-name="DejaVu Sans Mon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2" style:family="table-cell" style:parent-style-name="Default" style:data-style-name="N100">
      <style:table-cell-properties fo:wrap-option="wrap" style:rotation-align="none"/>
      <style:text-properties style:font-name="DejaVu Sans Mono" fo:font-size="7pt" style:font-size-asian="7pt" style:font-size-complex="7pt"/>
    </style:style>
    <style:style style:name="ce11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3" style:family="table-cell" style:parent-style-name="Default">
      <style:table-cell-properties fo:wrap-option="wrap"/>
      <style:text-properties style:font-name="DejaVu Sans Mono" fo:font-size="7pt" style:font-name-asian="Microsoft YaHei" style:font-size-asian="7pt" style:font-name-complex="Mangal" style:font-size-complex="7pt"/>
    </style:style>
    <style:style style:name="ce15" style:family="table-cell" style:parent-style-name="Default">
      <style:table-cell-properties style:text-align-source="fix" style:repeat-content="false" fo:wrap-option="no-wrap" fo:padding="0cm" style:shrink-to-fit="false" style:vertical-align="top"/>
      <style:paragraph-properties fo:text-align="start"/>
      <style:text-properties style:font-name="DejaVu Sans Mono" fo:font-size="7pt" style:font-size-asian="7pt" style:font-size-complex="7pt"/>
    </style:style>
    <style:style style:name="ce16" style:family="table-cell" style:parent-style-name="Default">
      <style:table-cell-properties fo:wrap-option="wrap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5"/>
        <table:table-column table:style-name="co10" table:default-cell-style-name="ce11"/>
        <table:table-column table:style-name="co11" table:number-columns-repeated="33" table:default-cell-style-name="ce1"/>
        <table:table-column table:style-name="co12" table:number-columns-repeated="21" table:default-cell-style-name="ce1"/>
        <table:table-row table:style-name="ro1">
          <table:table-cell table:style-name="ce17" office:value-type="string" calcext:value-type="string">
            <text:p>ns1:groupId</text:p>
          </table:table-cell>
          <table:table-cell table:style-name="ce17" office:value-type="string" calcext:value-type="string">
            <text:p>ns1:artifactId</text:p>
          </table:table-cell>
          <table:table-cell table:style-name="ce17" office:value-type="string" calcext:value-type="string">
            <text:p>ns1:version</text:p>
          </table:table-cell>
          <table:table-cell table:style-name="ce17" office:value-type="string" calcext:value-type="string">
            <text:p>ns1:classifier</text:p>
          </table:table-cell>
          <table:table-cell table:style-name="ce17"/>
          <table:table-cell table:style-name="ce31" office:value-type="string" calcext:value-type="string">
            <text:p>ns1:systemPath</text:p>
          </table:table-cell>
          <table:table-cell table:number-columns-repeated="2"/>
          <table:table-cell table:style-name="ce14" office:value-type="string" calcext:value-type="string">
            <text:p>local repo</text:p>
          </table:table-cell>
          <table:table-cell office:value-type="string" calcext:value-type="string">
            <text:p>ts repo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com.google.gwt</text:p>
          </table:table-cell>
          <table:table-cell table:style-name="ce2" office:value-type="string" calcext:value-type="string">
            <text:p>gwt-servlet</text:p>
          </table:table-cell>
          <table:table-cell table:style-name="ce4" office:value-type="string" calcext:value-type="string">
            <text:p>0.0.0</text:p>
          </table:table-cell>
          <table:table-cell table:style-name="ce3" table:number-columns-repeated="2"/>
          <table:table-cell table:style-name="ce12" office:value-type="string" calcext:value-type="string">
            <text:p>/home/klemen/git/gwt/build/staging/gwt-0.0.0/gwt-servlet.jar</text:p>
          </table:table-cell>
          <table:table-cell table:number-columns-repeated="2"/>
          <table:table-cell table:style-name="ce14" table:formula="of:=+CONCATENATE(&quot;mvn install:install-file -DgroupId=&quot;;[.A2];&quot; -DartifactId=&quot;;[.B2];&quot; -Dpackaging=jar -Dversion=&quot;;CHAR(34);[.C2];CHAR(34);&quot; -Dfile=&quot;;CHAR(34);[.F2];CHAR(34);&quot; -DgeneratePom=true&quot;)" office:value-type="string" office:string-value="mvn install:install-file -DgroupId=com.google.gwt -DartifactId=gwt-servlet -Dpackaging=jar -Dversion=&quot;0.0.0&quot; -Dfile=&quot;/home/klemen/git/gwt/build/staging/gwt-0.0.0/gwt-servlet.jar&quot; -DgeneratePom=true" calcext:value-type="string">
            <text:p>mvn install:install-file -DgroupId=com.google.gwt -DartifactId=gwt-servlet -Dpackaging=jar -Dversion="0.0.0" -Dfile="/home/klemen/git/gwt/build/staging/gwt-0.0.0/gwt-servlet.jar" -DgeneratePom=true</text:p>
          </table:table-cell>
          <table:table-cell table:style-name="ce16"/>
          <table:table-cell table:number-columns-repeated="54"/>
        </table:table-row>
        <table:table-row table:style-name="ro2">
          <table:table-cell table:style-name="ce2" office:value-type="string" calcext:value-type="string">
            <text:p>com.google.gwt</text:p>
          </table:table-cell>
          <table:table-cell table:style-name="ce2" office:value-type="string" calcext:value-type="string">
            <text:p>gwt-user</text:p>
          </table:table-cell>
          <table:table-cell table:style-name="ce4" office:value-type="string" calcext:value-type="string">
            <text:p>0.0.0</text:p>
          </table:table-cell>
          <table:table-cell table:style-name="ce3" table:number-columns-repeated="2"/>
          <table:table-cell table:style-name="ce12" office:value-type="string" calcext:value-type="string">
            <text:p>/home/klemen/git/gwt/build/staging/gwt-0.0.0/gwt-user.jar</text:p>
          </table:table-cell>
          <table:table-cell table:number-columns-repeated="2"/>
          <table:table-cell table:style-name="ce14" table:formula="of:=+CONCATENATE(&quot;mvn install:install-file -DgroupId=&quot;;[.A3];&quot; -DartifactId=&quot;;[.B3];&quot; -Dpackaging=jar -Dversion=&quot;;CHAR(34);[.C3];CHAR(34);&quot; -Dfile=&quot;;CHAR(34);[.F3];CHAR(34);&quot; -DgeneratePom=true&quot;)" office:value-type="string" office:string-value="mvn install:install-file -DgroupId=com.google.gwt -DartifactId=gwt-user -Dpackaging=jar -Dversion=&quot;0.0.0&quot; -Dfile=&quot;/home/klemen/git/gwt/build/staging/gwt-0.0.0/gwt-user.jar&quot; -DgeneratePom=true" calcext:value-type="string">
            <text:p>mvn install:install-file -DgroupId=com.google.gwt -DartifactId=gwt-user -Dpackaging=jar -Dversion="0.0.0" -Dfile="/home/klemen/git/gwt/build/staging/gwt-0.0.0/gwt-user.jar" -DgeneratePom=true</text:p>
          </table:table-cell>
          <table:table-cell table:style-name="ce16"/>
          <table:table-cell table:number-columns-repeated="54"/>
        </table:table-row>
        <table:table-row table:style-name="ro3">
          <table:table-cell table:style-name="ce2" office:value-type="string" calcext:value-type="string">
            <text:p>com.google.gwt</text:p>
          </table:table-cell>
          <table:table-cell table:style-name="ce2" office:value-type="string" calcext:value-type="string">
            <text:p>gwt-dev</text:p>
          </table:table-cell>
          <table:table-cell table:style-name="ce4" office:value-type="string" calcext:value-type="string">
            <text:p>0.0.0</text:p>
          </table:table-cell>
          <table:table-cell table:style-name="ce3" table:number-columns-repeated="2"/>
          <table:table-cell table:style-name="ce12" office:value-type="string" calcext:value-type="string">
            <text:p>/home/klemen/git/gwt/build/staging/gwt-0.0.0/gwt-dev.jar</text:p>
          </table:table-cell>
          <table:table-cell table:number-columns-repeated="2"/>
          <table:table-cell table:style-name="ce14" table:formula="of:=+CONCATENATE(&quot;mvn install:install-file -DgroupId=&quot;;[.A4];&quot; -DartifactId=&quot;;[.B4];&quot; -Dpackaging=jar -Dversion=&quot;;CHAR(34);[.C4];CHAR(34);&quot; -Dfile=&quot;;CHAR(34);[.F4];CHAR(34);&quot; -DgeneratePom=true&quot;)" office:value-type="string" office:string-value="mvn install:install-file -DgroupId=com.google.gwt -DartifactId=gwt-dev -Dpackaging=jar -Dversion=&quot;0.0.0&quot; -Dfile=&quot;/home/klemen/git/gwt/build/staging/gwt-0.0.0/gwt-dev.jar&quot; -DgeneratePom=true" calcext:value-type="string">
            <text:p>mvn install:install-file -DgroupId=com.google.gwt -DartifactId=gwt-dev -Dpackaging=jar -Dversion="0.0.0" -Dfile="/home/klemen/git/gwt/build/staging/gwt-0.0.0/gwt-dev.jar" -DgeneratePom=true</text:p>
          </table:table-cell>
          <table:table-cell table:style-name="ce16"/>
          <table:table-cell table:number-columns-repeated="54"/>
        </table:table-row>
        <table:table-row table:style-name="ro2">
          <table:table-cell table:style-name="ce2" office:value-type="string" calcext:value-type="string">
            <text:p>com.google.gwt</text:p>
          </table:table-cell>
          <table:table-cell table:style-name="ce2" office:value-type="string" calcext:value-type="string">
            <text:p>gwt-validation-api</text:p>
          </table:table-cell>
          <table:table-cell table:style-name="ce4" office:value-type="string" calcext:value-type="string">
            <text:p>0.0.0</text:p>
          </table:table-cell>
          <table:table-cell table:style-name="ce3" table:number-columns-repeated="2"/>
          <table:table-cell table:style-name="ce12" office:value-type="string" calcext:value-type="string">
            <text:p>/home/klemen/git/gwt/build/staging/gwt-0.0.0/validation-api-1.0.0.GA.jar</text:p>
          </table:table-cell>
          <table:table-cell table:number-columns-repeated="2"/>
          <table:table-cell table:style-name="ce14" table:formula="of:=+CONCATENATE(&quot;mvn install:install-file -DgroupId=&quot;;[.A5];&quot; -DartifactId=&quot;;[.B5];&quot; -Dpackaging=jar -Dversion=&quot;;CHAR(34);[.C5];CHAR(34);&quot; -Dfile=&quot;;CHAR(34);[.F5];CHAR(34);&quot; -DgeneratePom=true&quot;)" office:value-type="string" office:string-value="mvn install:install-file -DgroupId=com.google.gwt -DartifactId=gwt-validation-api -Dpackaging=jar -Dversion=&quot;0.0.0&quot; -Dfile=&quot;/home/klemen/git/gwt/build/staging/gwt-0.0.0/validation-api-1.0.0.GA.jar&quot; -DgeneratePom=true" calcext:value-type="string">
            <text:p>mvn install:install-file -DgroupId=com.google.gwt -DartifactId=gwt-validation-api -Dpackaging=jar -Dversion="0.0.0" -Dfile="/home/klemen/git/gwt/build/staging/gwt-0.0.0/validation-api-1.0.0.GA.jar" -DgeneratePom=true</text:p>
          </table:table-cell>
          <table:table-cell table:style-name="ce16"/>
          <table:table-cell table:number-columns-repeated="54"/>
        </table:table-row>
        <table:table-row table:style-name="ro2">
          <table:table-cell table:style-name="ce2" office:value-type="string" calcext:value-type="string">
            <text:p>com.google.gwt</text:p>
          </table:table-cell>
          <table:table-cell table:style-name="ce2" office:value-type="string" calcext:value-type="string">
            <text:p>gwt-validation-api-sources</text:p>
          </table:table-cell>
          <table:table-cell table:style-name="ce4" office:value-type="string" calcext:value-type="string">
            <text:p>0.0.0</text:p>
          </table:table-cell>
          <table:table-cell table:style-name="ce3" table:number-columns-repeated="2"/>
          <table:table-cell table:style-name="ce12" office:value-type="string" calcext:value-type="string">
            <text:p>/home/klemen/git/gwt/build/staging/gwt-0.0.0/validation-api-1.0.0.GA-sources.jar</text:p>
          </table:table-cell>
          <table:table-cell table:number-columns-repeated="2"/>
          <table:table-cell table:style-name="ce14" table:formula="of:=+CONCATENATE(&quot;mvn install:install-file -DgroupId=&quot;;[.A6];&quot; -DartifactId=&quot;;[.B6];&quot; -Dpackaging=jar -Dversion=&quot;;CHAR(34);[.C6];CHAR(34);&quot; -Dfile=&quot;;CHAR(34);[.F6];CHAR(34);&quot; -DgeneratePom=true&quot;)" office:value-type="string" office:string-value="mvn install:install-file -DgroupId=com.google.gwt -DartifactId=gwt-validation-api-sources -Dpackaging=jar -Dversion=&quot;0.0.0&quot; -Dfile=&quot;/home/klemen/git/gwt/build/staging/gwt-0.0.0/validation-api-1.0.0.GA-sources.jar&quot; -DgeneratePom=true" calcext:value-type="string">
            <text:p>mvn install:install-file -DgroupId=com.google.gwt -DartifactId=gwt-validation-api-sources -Dpackaging=jar -Dversion="0.0.0" -Dfile="/home/klemen/git/gwt/build/staging/gwt-0.0.0/validation-api-1.0.0.GA-sources.jar" -DgeneratePom=true</text:p>
          </table:table-cell>
          <table:table-cell table:style-name="ce16"/>
          <table:table-cell table:number-columns-repeated="54"/>
        </table:table-row>
        <table:table-row table:style-name="ro1">
          <table:table-cell table:style-name="ce3" table:number-columns-repeated="5"/>
          <table:table-cell table:style-name="ce12"/>
          <table:table-cell table:number-columns-repeated="2"/>
          <table:table-cell table:style-name="ce14"/>
          <table:table-cell table:style-name="ce16"/>
          <table:table-cell table:number-columns-repeated="54"/>
        </table:table-row>
        <table:table-row table:style-name="ro3">
          <table:table-cell table:style-name="Default"/>
          <table:table-cell table:style-name="ce25" table:number-columns-repeated="2"/>
          <table:table-cell table:style-name="ce30"/>
          <table:table-cell table:style-name="ce3"/>
          <table:table-cell table:number-columns-repeated="3"/>
          <table:table-cell table:style-name="ce14"/>
          <table:table-cell table:style-name="ce16"/>
          <table:table-cell table:number-columns-repeated="54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5"/>
          <table:table-cell table:style-name="ce14"/>
          <table:table-cell table:style-name="ce16"/>
          <table:table-cell table:number-columns-repeated="54"/>
        </table:table-row>
        <table:table-row table:style-name="ro1">
          <table:table-cell table:number-columns-repeated="8"/>
          <table:table-cell table:style-name="ce14"/>
          <table:table-cell table:style-name="ce16"/>
          <table:table-cell table:number-columns-repeated="54"/>
        </table:table-row>
        <table:table-row table:style-name="ro3">
          <table:table-cell table:style-name="ce14" office:value-type="string" calcext:value-type="string">
            <text:p>org.openapitools</text:p>
          </table:table-cell>
          <table:table-cell table:style-name="ce25" office:value-type="string" calcext:value-type="string">
            <text:p>openapi-generator-maven-plugin</text:p>
          </table:table-cell>
          <table:table-cell table:style-name="ce25" office:value-type="string" calcext:value-type="string">
            <text:p>5.0.1-SNAPSHOT</text:p>
          </table:table-cell>
          <table:table-cell table:style-name="ce30"/>
          <table:table-cell/>
          <table:table-cell table:style-name="Default" office:value-type="string" calcext:value-type="string">
            <text:p>/home/klemen/git/openapi-generator/modules/openapi-generator/target/openapi-generator-5.0.1-SNAPSHOT.jar</text:p>
          </table:table-cell>
          <table:table-cell table:number-columns-repeated="2"/>
          <table:table-cell table:style-name="ce14" table:formula="of:=+CONCATENATE(&quot;mvn install:install-file -DgroupId=&quot;;[.A12];&quot; -DartifactId=&quot;;[.B12];&quot; -Dpackaging=jar -Dversion=&quot;;CHAR(34);[.C12];CHAR(34);&quot; -Dfile=&quot;;CHAR(34);[.F12];CHAR(34);&quot; -DgeneratePom=true&quot;)" office:value-type="string" office:string-value="mvn install:install-file -DgroupId=org.openapitools -DartifactId=openapi-generator-maven-plugin -Dpackaging=jar -Dversion=&quot;5.0.1-SNAPSHOT&quot; -Dfile=&quot;/home/klemen/git/openapi-generator/modules/openapi-generator/target/openapi-generator-5.0.1-SNAPSHOT.jar&quot; -DgeneratePom=true" calcext:value-type="string">
            <text:p>mvn install:install-file -DgroupId=org.openapitools -DartifactId=openapi-generator-maven-plugin -Dpackaging=jar -Dversion="5.0.1-SNAPSHOT" -Dfile="/home/klemen/git/openapi-generator/modules/openapi-generator/target/openapi-generator-5.0.1-SNAPSHOT.jar" -DgeneratePom=true</text:p>
          </table:table-cell>
          <table:table-cell table:style-name="ce16"/>
          <table:table-cell table:number-columns-repeated="54"/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4"/>
          <table:table-cell table:style-name="ce16"/>
          <table:table-cell table:number-columns-repeated="54"/>
        </table:table-row>
        <table:table-row table:style-name="ro1">
          <table:table-cell table:number-columns-repeated="8"/>
          <table:table-cell table:style-name="ce14"/>
          <table:table-cell table:style-name="ce16"/>
          <table:table-cell table:number-columns-repeated="54"/>
        </table:table-row>
        <table:table-row table:style-name="ro1" table:number-rows-repeated="2">
          <table:table-cell table:style-name="ce3" table:number-columns-repeated="2"/>
          <table:table-cell table:style-name="ce4"/>
          <table:table-cell table:style-name="ce3" table:number-columns-repeated="2"/>
          <table:table-cell table:style-name="ce12"/>
          <table:table-cell table:number-columns-repeated="2"/>
          <table:table-cell table:style-name="ce14"/>
          <table:table-cell table:style-name="ce16"/>
          <table:table-cell table:number-columns-repeated="54"/>
        </table:table-row>
        <table:table-row table:style-name="ro1">
          <table:table-cell table:number-columns-repeated="8"/>
          <table:table-cell table:style-name="ce14"/>
          <table:table-cell table:style-name="ce16"/>
          <table:table-cell table:number-columns-repeated="54"/>
        </table:table-row>
        <table:table-row table:style-name="ro1" table:number-rows-repeated="4">
          <table:table-cell table:style-name="ce3" table:number-columns-repeated="2"/>
          <table:table-cell table:style-name="ce4"/>
          <table:table-cell table:style-name="ce3" table:number-columns-repeated="2"/>
          <table:table-cell table:style-name="ce12"/>
          <table:table-cell table:number-columns-repeated="2"/>
          <table:table-cell table:style-name="ce14"/>
          <table:table-cell table:style-name="ce16"/>
          <table:table-cell table:number-columns-repeated="54"/>
        </table:table-row>
        <table:table-row table:style-name="ro1">
          <table:table-cell table:number-columns-repeated="8"/>
          <table:table-cell table:style-name="ce14"/>
          <table:table-cell table:number-columns-repeated="55"/>
        </table:table-row>
        <table:table-row table:style-name="ro1" table:number-rows-repeated="8">
          <table:table-cell table:style-name="ce3" table:number-columns-repeated="2"/>
          <table:table-cell table:style-name="ce4"/>
          <table:table-cell table:style-name="ce3" table:number-columns-repeated="2"/>
          <table:table-cell table:style-name="ce12"/>
          <table:table-cell table:number-columns-repeated="2"/>
          <table:table-cell table:style-name="ce14"/>
          <table:table-cell table:style-name="ce16"/>
          <table:table-cell table:number-columns-repeated="54"/>
        </table:table-row>
        <table:table-row table:style-name="ro3">
          <table:table-cell table:style-name="Default" table:number-columns-repeated="10"/>
          <table:table-cell table:number-columns-repeated="54"/>
        </table:table-row>
        <table:table-row table:style-name="ro1">
          <table:table-cell/>
          <table:table-cell table:style-name="ce7"/>
          <table:table-cell table:style-name="ce4"/>
          <table:table-cell table:number-columns-repeated="5"/>
          <table:table-cell table:style-name="ce14"/>
          <table:table-cell table:style-name="ce16" table:formula="of:=+CONCATENATE(&quot;mvn deploy:deploy-file -DgroupId=&quot;;[.A32];&quot; -DartifactId=&quot;;[.B32];&quot; -Dpackaging=jar -Dversion=&quot;;CHAR(34);[.C32];CHAR(34);&quot; -Dfile=&quot;;CHAR(34);[.F32];CHAR(34);&quot; -DgeneratePom=true &quot;;IF([.D32]&lt;&gt;&quot;&quot;;CONCATENATE(&quot;-Dclassifier=&quot;;[.D32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54"/>
        </table:table-row>
        <table:table-row table:style-name="ro1">
          <table:table-cell/>
          <table:table-cell table:style-name="ce7"/>
          <table:table-cell table:style-name="ce4"/>
          <table:table-cell table:number-columns-repeated="5"/>
          <table:table-cell table:style-name="ce14"/>
          <table:table-cell table:style-name="ce16" table:formula="of:=+CONCATENATE(&quot;mvn deploy:deploy-file -DgroupId=&quot;;[.A33];&quot; -DartifactId=&quot;;[.B33];&quot; -Dpackaging=jar -Dversion=&quot;;CHAR(34);[.C33];CHAR(34);&quot; -Dfile=&quot;;CHAR(34);[.F33];CHAR(34);&quot; -DgeneratePom=true &quot;;IF([.D33]&lt;&gt;&quot;&quot;;CONCATENATE(&quot;-Dclassifier=&quot;;[.D33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14"/>
          <table:table-cell table:style-name="ce16" table:formula="of:=+CONCATENATE(&quot;mvn deploy:deploy-file -DgroupId=&quot;;[.A34];&quot; -DartifactId=&quot;;[.B34];&quot; -Dpackaging=jar -Dversion=&quot;;CHAR(34);[.C34];CHAR(34);&quot; -Dfile=&quot;;CHAR(34);[.F34];CHAR(34);&quot; -DgeneratePom=true &quot;;IF([.D34]&lt;&gt;&quot;&quot;;CONCATENATE(&quot;-Dclassifier=&quot;;[.D34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14"/>
          <table:table-cell table:style-name="ce16" table:formula="of:=+CONCATENATE(&quot;mvn deploy:deploy-file -DgroupId=&quot;;[.A35];&quot; -DartifactId=&quot;;[.B35];&quot; -Dpackaging=jar -Dversion=&quot;;CHAR(34);[.C35];CHAR(34);&quot; -Dfile=&quot;;CHAR(34);[.F35];CHAR(34);&quot; -DgeneratePom=true &quot;;IF([.D35]&lt;&gt;&quot;&quot;;CONCATENATE(&quot;-Dclassifier=&quot;;[.D35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14"/>
          <table:table-cell table:style-name="ce16" table:formula="of:=+CONCATENATE(&quot;mvn deploy:deploy-file -DgroupId=&quot;;[.A36];&quot; -DartifactId=&quot;;[.B36];&quot; -Dpackaging=jar -Dversion=&quot;;CHAR(34);[.C36];CHAR(34);&quot; -Dfile=&quot;;CHAR(34);[.F36];CHAR(34);&quot; -DgeneratePom=true &quot;;IF([.D36]&lt;&gt;&quot;&quot;;CONCATENATE(&quot;-Dclassifier=&quot;;[.D36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14"/>
          <table:table-cell table:style-name="ce16" table:formula="of:=+CONCATENATE(&quot;mvn deploy:deploy-file -DgroupId=&quot;;[.A37];&quot; -DartifactId=&quot;;[.B37];&quot; -Dpackaging=jar -Dversion=&quot;;CHAR(34);[.C37];CHAR(34);&quot; -Dfile=&quot;;CHAR(34);[.F37];CHAR(34);&quot; -DgeneratePom=true &quot;;IF([.D37]&lt;&gt;&quot;&quot;;CONCATENATE(&quot;-Dclassifier=&quot;;[.D37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54"/>
        </table:table-row>
        <table:table-row table:style-name="ro1">
          <table:table-cell table:style-name="ce3"/>
          <table:table-cell/>
          <table:table-cell table:style-name="ce4"/>
          <table:table-cell table:number-columns-repeated="2"/>
          <table:table-cell table:style-name="ce13"/>
          <table:table-cell table:number-columns-repeated="2"/>
          <table:table-cell table:style-name="ce14"/>
          <table:table-cell table:style-name="ce16" table:formula="of:=+CONCATENATE(&quot;mvn deploy:deploy-file -DgroupId=&quot;;[.A38];&quot; -DartifactId=&quot;;[.B38];&quot; -Dpackaging=jar -Dversion=&quot;;CHAR(34);[.C38];CHAR(34);&quot; -Dfile=&quot;;CHAR(34);[.F38];CHAR(34);&quot; -DgeneratePom=true &quot;;IF([.D38]&lt;&gt;&quot;&quot;;CONCATENATE(&quot;-Dclassifier=&quot;;[.D38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54"/>
        </table:table-row>
        <table:table-row table:style-name="ro1">
          <table:table-cell table:style-name="ce3"/>
          <table:table-cell/>
          <table:table-cell table:style-name="ce4"/>
          <table:table-cell table:number-columns-repeated="2"/>
          <table:table-cell table:style-name="ce13"/>
          <table:table-cell table:number-columns-repeated="2"/>
          <table:table-cell table:style-name="ce14"/>
          <table:table-cell table:style-name="ce16" table:formula="of:=+CONCATENATE(&quot;mvn deploy:deploy-file -DgroupId=&quot;;[.A39];&quot; -DartifactId=&quot;;[.B39];&quot; -Dpackaging=jar -Dversion=&quot;;CHAR(34);[.C39];CHAR(34);&quot; -Dfile=&quot;;CHAR(34);[.F39];CHAR(34);&quot; -DgeneratePom=true &quot;;IF([.D39]&lt;&gt;&quot;&quot;;CONCATENATE(&quot;-Dclassifier=&quot;;[.D39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14"/>
          <table:table-cell table:style-name="ce16" table:formula="of:=+CONCATENATE(&quot;mvn deploy:deploy-file -DgroupId=&quot;;[.A40];&quot; -DartifactId=&quot;;[.B40];&quot; -Dpackaging=jar -Dversion=&quot;;CHAR(34);[.C40];CHAR(34);&quot; -Dfile=&quot;;CHAR(34);[.F40];CHAR(34);&quot; -DgeneratePom=true &quot;;IF([.D40]&lt;&gt;&quot;&quot;;CONCATENATE(&quot;-Dclassifier=&quot;;[.D40];&quot;-DrepositoryId=ts-maven -Durl=http://bpl-trmmaven.ts.telekom.si:8081/artifactory/ext-release-local&quot;)))" office:value-type="string" office:string-value="mvn deploy:deploy-file -DgroupId= -DartifactId= -Dpackaging=jar -Dversion=&quot;&quot; -Dfile=&quot;&quot; -DgeneratePom=true 0" calcext:value-type="string">
            <text:p>mvn deploy:deploy-file -DgroupId= -DartifactId= -Dpackaging=jar -Dversion="" -Dfile="" -DgeneratePom=true 0</text:p>
          </table:table-cell>
          <table:table-cell table:number-columns-repeated="54"/>
        </table:table-row>
        <table:table-row table:style-name="ro1" table:number-rows-repeated="2">
          <table:table-cell table:number-columns-repeated="8"/>
          <table:table-cell table:style-name="ce14"/>
          <table:table-cell table:style-name="ce16"/>
          <table:table-cell table:number-columns-repeated="54"/>
        </table:table-row>
        <table:table-row table:style-name="ro1">
          <table:table-cell table:style-name="ce4"/>
          <table:table-cell table:style-name="ce8"/>
          <table:table-cell table:number-columns-repeated="6"/>
          <table:table-cell table:style-name="ce14"/>
          <table:table-cell table:formula="of:=+CONCATENATE(&quot;mvn deploy:deploy-file -DgroupId=&quot;;[.A43];&quot; -DartifactId=&quot;;[.B43];&quot; -Dpackaging=jar -Dversion=&quot;;CHAR(34);[.C43];CHAR(34);&quot; -Dfile=&quot;;CHAR(34);[.F43];CHAR(34);&quot; -DgeneratePom=true &quot;;IF([.D43]&lt;&gt;&quot;&quot;;CONCATENATE(&quot;-Dclassifier=&quot;;[.D43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14"/>
          <table:table-cell table:style-name="ce16"/>
          <table:table-cell table:number-columns-repeated="54"/>
        </table:table-row>
        <table:table-row table:style-name="ro1">
          <table:table-cell table:style-name="ce5"/>
          <table:table-cell table:number-columns-repeated="7"/>
          <table:table-cell table:style-name="ce14"/>
          <table:table-cell table:number-columns-repeated="55"/>
        </table:table-row>
        <table:table-row table:style-name="ro1">
          <table:table-cell table:style-name="ce3" table:number-columns-repeated="3"/>
          <table:table-cell table:number-columns-repeated="5"/>
          <table:table-cell table:style-name="ce14"/>
          <table:table-cell table:formula="of:=+CONCATENATE(&quot;mvn deploy:deploy-file -DgroupId=&quot;;[.A46];&quot; -DartifactId=&quot;;[.B46];&quot; -Dpackaging=jar -Dversion=&quot;;CHAR(34);[.C46];CHAR(34);&quot; -Dfile=&quot;;CHAR(34);[.F46];CHAR(34);&quot; -DgeneratePom=true &quot;;IF([.D46]&lt;&gt;&quot;&quot;;CONCATENATE(&quot;-Dclassifier=&quot;;[.D46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style-name="ce3" table:number-columns-repeated="3"/>
          <table:table-cell table:number-columns-repeated="5"/>
          <table:table-cell table:style-name="ce14"/>
          <table:table-cell table:formula="of:=+CONCATENATE(&quot;mvn deploy:deploy-file -DgroupId=&quot;;[.A47];&quot; -DartifactId=&quot;;[.B47];&quot; -Dpackaging=jar -Dversion=&quot;;CHAR(34);[.C47];CHAR(34);&quot; -Dfile=&quot;;CHAR(34);[.F47];CHAR(34);&quot; -DgeneratePom=true &quot;;IF([.D47]&lt;&gt;&quot;&quot;;CONCATENATE(&quot;-Dclassifier=&quot;;[.D47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3" table:number-columns-repeated="2"/>
          <table:table-cell table:number-columns-repeated="5"/>
          <table:table-cell table:style-name="ce14"/>
          <table:table-cell table:number-columns-repeated="55"/>
        </table:table-row>
        <table:table-row table:style-name="ro1">
          <table:table-cell table:style-name="ce3" table:number-columns-repeated="3"/>
          <table:table-cell table:number-columns-repeated="5"/>
          <table:table-cell table:style-name="ce14"/>
          <table:table-cell table:formula="of:=+CONCATENATE(&quot;mvn deploy:deploy-file -DgroupId=&quot;;[.A49];&quot; -DartifactId=&quot;;[.B49];&quot; -Dpackaging=jar -Dversion=&quot;;CHAR(34);[.C49];CHAR(34);&quot; -Dfile=&quot;;CHAR(34);[.F49];CHAR(34);&quot; -DgeneratePom=true &quot;;IF([.D49]&lt;&gt;&quot;&quot;;CONCATENATE(&quot;-Dclassifier=&quot;;[.D49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style-name="ce3" table:number-columns-repeated="3"/>
          <table:table-cell table:number-columns-repeated="5"/>
          <table:table-cell table:style-name="ce14"/>
          <table:table-cell table:formula="of:=+CONCATENATE(&quot;mvn deploy:deploy-file -DgroupId=&quot;;[.A50];&quot; -DartifactId=&quot;;[.B50];&quot; -Dpackaging=jar -Dversion=&quot;;CHAR(34);[.C50];CHAR(34);&quot; -Dfile=&quot;;CHAR(34);[.F50];CHAR(34);&quot; -DgeneratePom=true &quot;;IF([.D50]&lt;&gt;&quot;&quot;;CONCATENATE(&quot;-Dclassifier=&quot;;[.D50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style-name="ce3" table:number-columns-repeated="2"/>
          <table:table-cell table:style-name="ce7"/>
          <table:table-cell table:number-columns-repeated="5"/>
          <table:table-cell table:style-name="ce14"/>
          <table:table-cell table:formula="of:=+CONCATENATE(&quot;mvn deploy:deploy-file -DgroupId=&quot;;[.A51];&quot; -DartifactId=&quot;;[.B51];&quot; -Dpackaging=jar -Dversion=&quot;;CHAR(34);[.C51];CHAR(34);&quot; -Dfile=&quot;;CHAR(34);[.F51];CHAR(34);&quot; -DgeneratePom=true &quot;;IF([.D51]&lt;&gt;&quot;&quot;;CONCATENATE(&quot;-Dclassifier=&quot;;[.D51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style-name="ce3" table:number-columns-repeated="2"/>
          <table:table-cell table:style-name="ce7"/>
          <table:table-cell table:number-columns-repeated="5"/>
          <table:table-cell table:style-name="ce14"/>
          <table:table-cell table:formula="of:=+CONCATENATE(&quot;mvn deploy:deploy-file -DgroupId=&quot;;[.A52];&quot; -DartifactId=&quot;;[.B52];&quot; -Dpackaging=jar -Dversion=&quot;;CHAR(34);[.C52];CHAR(34);&quot; -Dfile=&quot;;CHAR(34);[.F52];CHAR(34);&quot; -DgeneratePom=true &quot;;IF([.D52]&lt;&gt;&quot;&quot;;CONCATENATE(&quot;-Dclassifier=&quot;;[.D52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style-name="ce3" table:number-columns-repeated="2"/>
          <table:table-cell table:style-name="ce7"/>
          <table:table-cell table:number-columns-repeated="5"/>
          <table:table-cell table:style-name="ce14"/>
          <table:table-cell table:formula="of:=+CONCATENATE(&quot;mvn deploy:deploy-file -DgroupId=&quot;;[.A53];&quot; -DartifactId=&quot;;[.B53];&quot; -Dpackaging=jar -Dversion=&quot;;CHAR(34);[.C53];CHAR(34);&quot; -Dfile=&quot;;CHAR(34);[.F53];CHAR(34);&quot; -DgeneratePom=true &quot;;IF([.D53]&lt;&gt;&quot;&quot;;CONCATENATE(&quot;-Dclassifier=&quot;;[.D53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10"/>
          <table:table-cell table:number-columns-repeated="5"/>
          <table:table-cell table:style-name="ce14"/>
          <table:table-cell table:formula="of:=+CONCATENATE(&quot;mvn deploy:deploy-file -DgroupId=&quot;;[.A54];&quot; -DartifactId=&quot;;[.B54];&quot; -Dpackaging=jar -Dversion=&quot;;CHAR(34);[.C54];CHAR(34);&quot; -Dfile=&quot;;CHAR(34);[.F54];CHAR(34);&quot; -DgeneratePom=true &quot;;IF([.D54]&lt;&gt;&quot;&quot;;CONCATENATE(&quot;-Dclassifier=&quot;;[.D54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/>
          <table:table-cell table:style-name="ce7"/>
          <table:table-cell table:style-name="ce10"/>
          <table:table-cell table:number-columns-repeated="5"/>
          <table:table-cell table:style-name="ce14"/>
          <table:table-cell table:formula="of:=+CONCATENATE(&quot;mvn deploy:deploy-file -DgroupId=&quot;;[.A55];&quot; -DartifactId=&quot;;[.B55];&quot; -Dpackaging=jar -Dversion=&quot;;CHAR(34);[.C55];CHAR(34);&quot; -Dfile=&quot;;CHAR(34);[.F55];CHAR(34);&quot; -DgeneratePom=true &quot;;IF([.D55]&lt;&gt;&quot;&quot;;CONCATENATE(&quot;-Dclassifier=&quot;;[.D55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/>
          <table:table-cell table:style-name="ce7"/>
          <table:table-cell table:style-name="ce10"/>
          <table:table-cell/>
          <table:table-cell table:style-name="ce5"/>
          <table:table-cell table:number-columns-repeated="3"/>
          <table:table-cell table:style-name="ce14"/>
          <table:table-cell table:formula="of:=+CONCATENATE(&quot;mvn deploy:deploy-file -DgroupId=&quot;;[.A56];&quot; -DartifactId=&quot;;[.B56];&quot; -Dpackaging=jar -Dversion=&quot;;CHAR(34);[.C56];CHAR(34);&quot; -Dfile=&quot;;CHAR(34);[.F56];CHAR(34);&quot; -DgeneratePom=true &quot;;IF([.D56]&lt;&gt;&quot;&quot;;CONCATENATE(&quot;-Dclassifier=&quot;;[.D56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/>
          <table:table-cell table:style-name="ce7"/>
          <table:table-cell table:style-name="ce10"/>
          <table:table-cell/>
          <table:table-cell table:style-name="ce5"/>
          <table:table-cell table:number-columns-repeated="3"/>
          <table:table-cell table:style-name="ce14"/>
          <table:table-cell table:formula="of:=+CONCATENATE(&quot;mvn deploy:deploy-file -DgroupId=&quot;;[.A57];&quot; -DartifactId=&quot;;[.B57];&quot; -Dpackaging=jar -Dversion=&quot;;CHAR(34);[.C57];CHAR(34);&quot; -Dfile=&quot;;CHAR(34);[.F57];CHAR(34);&quot; -DgeneratePom=true &quot;;IF([.D57]&lt;&gt;&quot;&quot;;CONCATENATE(&quot;-Dclassifier=&quot;;[.D57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10"/>
          <table:table-cell table:number-columns-repeated="5"/>
          <table:table-cell table:style-name="ce14"/>
          <table:table-cell table:formula="of:=+CONCATENATE(&quot;mvn deploy:deploy-file -DgroupId=&quot;;[.A58];&quot; -DartifactId=&quot;;[.B58];&quot; -Dpackaging=jar -Dversion=&quot;;CHAR(34);[.C58];CHAR(34);&quot; -Dfile=&quot;;CHAR(34);[.F58];CHAR(34);&quot; -DgeneratePom=true &quot;;IF([.D58]&lt;&gt;&quot;&quot;;CONCATENATE(&quot;-Dclassifier=&quot;;[.D58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10"/>
          <table:table-cell table:number-columns-repeated="5"/>
          <table:table-cell table:style-name="ce14"/>
          <table:table-cell table:formula="of:=+CONCATENATE(&quot;mvn deploy:deploy-file -DgroupId=&quot;;[.A59];&quot; -DartifactId=&quot;;[.B59];&quot; -Dpackaging=jar -Dversion=&quot;;CHAR(34);[.C59];CHAR(34);&quot; -Dfile=&quot;;CHAR(34);[.F59];CHAR(34);&quot; -DgeneratePom=true &quot;;IF([.D59]&lt;&gt;&quot;&quot;;CONCATENATE(&quot;-Dclassifier=&quot;;[.D59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10"/>
          <table:table-cell table:number-columns-repeated="5"/>
          <table:table-cell table:style-name="ce14"/>
          <table:table-cell table:formula="of:=+CONCATENATE(&quot;mvn deploy:deploy-file -DgroupId=&quot;;[.A60];&quot; -DartifactId=&quot;;[.B60];&quot; -Dpackaging=jar -Dversion=&quot;;CHAR(34);[.C60];CHAR(34);&quot; -Dfile=&quot;;CHAR(34);[.F60];CHAR(34);&quot; -DgeneratePom=true &quot;;IF([.D60]&lt;&gt;&quot;&quot;;CONCATENATE(&quot;-Dclassifier=&quot;;[.D60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8"/>
          <table:table-cell table:style-name="ce4"/>
          <table:table-cell table:style-name="ce3" table:number-columns-repeated="2"/>
          <table:table-cell table:style-name="ce12"/>
          <table:table-cell table:number-columns-repeated="2"/>
          <table:table-cell table:style-name="ce14"/>
          <table:table-cell table:formula="of:=+CONCATENATE(&quot;mvn deploy:deploy-file -DgroupId=&quot;;[.A61];&quot; -DartifactId=&quot;;[.B61];&quot; -Dpackaging=jar -Dversion=&quot;;CHAR(34);[.C61];CHAR(34);&quot; -Dfile=&quot;;CHAR(34);[.F61];CHAR(34);&quot; -DgeneratePom=true &quot;;IF([.D61]&lt;&gt;&quot;&quot;;CONCATENATE(&quot;-Dclassifier=&quot;;[.D61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/>
          <table:table-cell table:style-name="ce4"/>
          <table:table-cell table:style-name="ce9"/>
          <table:table-cell table:number-columns-repeated="5"/>
          <table:table-cell table:style-name="ce14"/>
          <table:table-cell table:formula="of:=+CONCATENATE(&quot;mvn deploy:deploy-file -DgroupId=&quot;;[.A62];&quot; -DartifactId=&quot;;[.B62];&quot; -Dpackaging=jar -Dversion=&quot;;CHAR(34);[.C62];CHAR(34);&quot; -Dfile=&quot;;CHAR(34);[.F62];CHAR(34);&quot; -DgeneratePom=true &quot;;IF([.D62]&lt;&gt;&quot;&quot;;CONCATENATE(&quot;-Dclassifier=&quot;;[.D62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8"/>
          <table:table-cell table:style-name="ce4"/>
          <table:table-cell table:style-name="ce3" table:number-columns-repeated="2"/>
          <table:table-cell table:style-name="ce12"/>
          <table:table-cell table:number-columns-repeated="2"/>
          <table:table-cell table:style-name="ce14"/>
          <table:table-cell table:formula="of:=+CONCATENATE(&quot;mvn deploy:deploy-file -DgroupId=&quot;;[.A63];&quot; -DartifactId=&quot;;[.B63];&quot; -Dpackaging=jar -Dversion=&quot;;CHAR(34);[.C63];CHAR(34);&quot; -Dfile=&quot;;CHAR(34);[.F63];CHAR(34);&quot; -DgeneratePom=true &quot;;IF([.D63]&lt;&gt;&quot;&quot;;CONCATENATE(&quot;-Dclassifier=&quot;;[.D63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14"/>
          <table:table-cell table:number-columns-repeated="55"/>
        </table:table-row>
        <table:table-row table:style-name="ro1">
          <table:table-cell table:style-name="ce3" table:number-columns-repeated="2"/>
          <table:table-cell table:style-name="ce7"/>
          <table:table-cell table:number-columns-repeated="5"/>
          <table:table-cell table:style-name="ce14"/>
          <table:table-cell table:formula="of:=+CONCATENATE(&quot;mvn deploy:deploy-file -DgroupId=&quot;;[.A65];&quot; -DartifactId=&quot;;[.B65];&quot; -Dpackaging=jar -Dversion=&quot;;CHAR(34);[.C65];CHAR(34);&quot; -Dfile=&quot;;CHAR(34);[.F65];CHAR(34);&quot; -DgeneratePom=true &quot;;IF([.D65]&lt;&gt;&quot;&quot;;CONCATENATE(&quot;-Dclassifier=&quot;;[.D65]);&quot;&quot;);&quot; -DrepositoryId=ts-maven -Durl=&quot;;CHAR(34);&quot;http://bpl-trmmaven.ts.telekom.si:8081/artifactory/ext-release-local&quot;;CHAR(34))" office:value-type="string" office:string-value="mvn deploy:deploy-file -DgroupId= -DartifactId= -Dpackaging=jar -Dversion=&quot;&quot; -Dfile=&quot;&quot; -DgeneratePom=true  -DrepositoryId=ts-maven -Durl=&quot;http://bpl-trmmaven.ts.telekom.si:8081/artifactory/ext-release-local&quot;" calcext:value-type="string">
            <text:p>mvn deploy:deploy-file -DgroupId= -DartifactId= -Dpackaging=jar -Dversion="" -Dfile="" -DgeneratePom=true <text:s/>-DrepositoryId=ts-maven -Durl="http://bpl-trmmaven.ts.telekom.si:8081/artifactory/ext-release-local"</text:p>
          </table:table-cell>
          <table:table-cell table:number-columns-repeated="54"/>
        </table:table-row>
        <table:table-row table:style-name="ro1" table:number-rows-repeated="104851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1" table:target-range-address="Sheet1.A1:Sheet1.F1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2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8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8P0"/>
    </number:number-style>
    <number:number-style style:name="N20109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9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9P0"/>
    </number:number-style>
    <number:number-style style:name="N20111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1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1P0"/>
    </number:number-style>
    <number:number-style style:name="N20112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2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2P0"/>
    </number:number-style>
    <number:date-style style:name="N20113" number:language="sl" number:country="SI">
      <number:day/>
      <number:text>.</number:text>
      <number:month/>
      <number:text>.</number:text>
      <number:year number:style="long"/>
    </number:date-style>
    <number:date-style style:name="N20114" number:language="sl" number:country="SI">
      <number:day/>
      <number:text>.</number:text>
      <number:month number:textual="true"/>
      <number:text>.</number:text>
      <number:year/>
    </number:date-style>
    <number:date-style style:name="N20115" number:language="sl" number:country="SI">
      <number:day/>
      <number:text>.</number:text>
      <number:month number:textual="true"/>
    </number:date-style>
    <number:date-style style:name="N20116" number:language="sl" number:country="SI">
      <number:month number:textual="true"/>
      <number:text>.</number:text>
      <number:year/>
    </number:date-style>
    <number:time-style style:name="N20117" number:language="sl" number:country="SI">
      <number:hours/>
      <number:text>:</number:text>
      <number:minutes number:style="long"/>
      <number:text> </number:text>
      <number:am-pm/>
    </number:time-style>
    <number:time-style style:name="N2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9" number:language="sl" number:country="SI">
      <number:hours/>
      <number:text>:</number:text>
      <number:minutes number:style="long"/>
    </number:time-style>
    <number:time-style style:name="N2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2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3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3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3P0"/>
    </number:number-style>
    <number:number-style style:name="N20124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4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4P0"/>
    </number:number-style>
    <number:number-style style:name="N20126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6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6P0"/>
    </number:number-style>
    <number:number-style style:name="N20127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7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7P0"/>
    </number:number-style>
    <number:number-style style:name="N20131P0" style:volatile="true" number:language="sl" number:country="SI">
      <number:number number:decimal-places="0" loext:min-decimal-places="0" number:min-integer-digits="1" number:grouping="true"/>
      <number:text>       </number:text>
    </number:number-style>
    <number:number-style style:name="N20131P1" style:volatile="true" number:language="sl" number:country="SI">
      <number:text>-</number:text>
      <number:number number:decimal-places="0" loext:min-decimal-places="0" number:min-integer-digits="1" number:grouping="true"/>
      <number:text>       </number:text>
    </number:number-style>
    <number:number-style style:name="N20131P2" style:volatile="true" number:language="sl" number:country="SI">
      <number:text>-       </number:text>
    </number:number-style>
    <number:text-style style:name="N20131" number:language="sl" number:country="SI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sl" number:country="SI">
      <number:number number:decimal-places="0" loext:min-decimal-places="0" number:min-integer-digits="1" number:grouping="true"/>
      <number:text> SIT </number:text>
    </number:number-style>
    <number:number-style style:name="N20135P1" style:volatile="true" number:language="sl" number:country="SI">
      <number:text>-</number:text>
      <number:number number:decimal-places="0" loext:min-decimal-places="0" number:min-integer-digits="1" number:grouping="true"/>
      <number:text> SIT </number:text>
    </number:number-style>
    <number:number-style style:name="N20135P2" style:volatile="true" number:language="sl" number:country="SI">
      <number:text>- SIT </number:text>
    </number:number-style>
    <number:text-style style:name="N20135" number:language="sl" number:country="SI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sl" number:country="SI">
      <number:number number:decimal-places="2" loext:min-decimal-places="2" number:min-integer-digits="1" number:grouping="true"/>
      <number:text>       </number:text>
    </number:number-style>
    <number:number-style style:name="N20139P1" style:volatile="true" number:language="sl" number:country="SI">
      <number:text>-</number:text>
      <number:number number:decimal-places="2" loext:min-decimal-places="2" number:min-integer-digits="1" number:grouping="true"/>
      <number:text>       </number:text>
    </number:number-style>
    <number:number-style style:name="N20139P2" style:volatile="true" number:language="sl" number:country="SI">
      <number:text>-</number:text>
      <number:number number:decimal-places="0" loext:min-decimal-places="0" number:min-integer-digits="0"/>
      <number:text>       </number:text>
    </number:number-style>
    <number:text-style style:name="N20139" number:language="sl" number:country="SI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sl" number:country="SI">
      <number:number number:decimal-places="2" loext:min-decimal-places="2" number:min-integer-digits="1" number:grouping="true"/>
      <number:text> SIT </number:text>
    </number:number-style>
    <number:number-style style:name="N20143P1" style:volatile="true" number:language="sl" number:country="SI">
      <number:text>-</number:text>
      <number:number number:decimal-places="2" loext:min-decimal-places="2" number:min-integer-digits="1" number:grouping="true"/>
      <number:text> SIT </number:text>
    </number:number-style>
    <number:number-style style:name="N20143P2" style:volatile="true" number:language="sl" number:country="SI">
      <number:text>-</number:text>
      <number:number number:decimal-places="0" loext:min-decimal-places="0" number:min-integer-digits="0"/>
      <number:text> SIT </number:text>
    </number:number-style>
    <number:text-style style:name="N20143" number:language="sl" number:country="SI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time-style style:name="N20144" number:language="sl" number:country="SI">
      <number:minutes number:style="long"/>
      <number:text>:</number:text>
      <number:seconds number:style="long"/>
    </number:time-style>
    <number:time-style style:name="N20145" number:language="sl" number:country="S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6" number:language="sl" number:country="SI">
      <number:minutes number:style="long"/>
      <number:text>:</number:text>
      <number:seconds number:style="long" number:decimal-places="1"/>
    </number:time-style>
    <number:number-style style:name="N20147" number:language="sl" number:country="SI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 style:data-style-name="N2" text:time-value="18:55:33.923691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Živkovič Klemen</meta:initial-creator>
    <meta:creation-date>2012-08-01T07:26:02</meta:creation-date>
    <dc:date>2021-01-14T19:30:09.950147574</dc:date>
    <meta:generator>LibreOffice/6.4.6.2$Linux_X86_64 LibreOffice_project/40$Build-2</meta:generator>
    <meta:editing-duration>P15DT8H20M53S</meta:editing-duration>
    <meta:editing-cycles>38</meta:editing-cycles>
    <dc:creator>klemen </dc:creator>
    <meta:document-statistic meta:table-count="3" meta:cell-count="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